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9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>
            <draw:frame table:end-cell-address="Sheet1.K23" table:end-x="1.013cm" table:end-y="0.218cm" draw:z-index="0" draw:style-name="gr1" svg:width="10cm" svg:height="8cm" svg:x="0.046cm" svg:y="0.367cm">
              <draw:object draw:notify-on-update-of-ranges="Sheet1.B8:Sheet1.B8 Sheet1.B9:Sheet1.B27 Sheet1.D8:Sheet1.D8 Sheet1.D9:Sheet1.D2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3.4167">
            <text:p>3.42</text:p>
          </table:table-cell>
          <table:table-cell office:value-type="float" office:value="-4.389">
            <text:p>-4.39</text:p>
          </table:table-cell>
          <table:table-cell table:style-name="Default" office:value-type="float" office:value="2.4948">
            <text:p>2.49</text:p>
          </table:table-cell>
          <table:table-cell office:value-type="float" office:value="-0.5224">
            <text:p>-0.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入射角</text:p>
          </table:table-cell>
          <table:table-cell office:value-type="string">
            <text:p>cosθ</text:p>
          </table:table-cell>
          <table:table-cell table:style-name="Default" office:value-type="string">
            <text:p>τd/τ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COS(RADIANS([.B9]))" office:value-type="float" office:value="1">
            <text:p>1</text:p>
          </table:table-cell>
          <table:table-cell table:formula="of:=[.$B$6]*[.C9]+[.$C$6]*[.C9]^2+[.$D$6]*[.C9]^3+[.$E$6]*[.C9]^4" office:value-type="float" office:value="1.0001">
            <text:p>1.000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COS(RADIANS([.B10]))" office:value-type="float" office:value="0.996194698091746">
            <text:p>1</text:p>
          </table:table-cell>
          <table:table-cell table:formula="of:=[.$B$6]*[.C10]+[.$C$6]*[.C10]^2+[.$D$6]*[.C10]^3+[.$E$6]*[.C10]^4" office:value-type="float" office:value="0.999971935216624">
            <text:p>0.999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COS(RADIANS([.B11]))" office:value-type="float" office:value="0.984807753012208">
            <text:p>0.98</text:p>
          </table:table-cell>
          <table:table-cell table:formula="of:=[.$B$6]*[.C11]+[.$C$6]*[.C11]^2+[.$D$6]*[.C11]^3+[.$E$6]*[.C11]^4" office:value-type="float" office:value="0.999580609718683">
            <text:p>0.999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COS(RADIANS([.B12]))" office:value-type="float" office:value="0.965925826289068">
            <text:p>0.97</text:p>
          </table:table-cell>
          <table:table-cell table:formula="of:=[.$B$6]*[.C12]+[.$C$6]*[.C12]^2+[.$D$6]*[.C12]^3+[.$E$6]*[.C12]^4" office:value-type="float" office:value="0.998896499603939">
            <text:p>0.9989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COS(RADIANS([.B13]))" office:value-type="float" office:value="0.939692620785908">
            <text:p>0.94</text:p>
          </table:table-cell>
          <table:table-cell table:formula="of:=[.$B$6]*[.C13]+[.$C$6]*[.C13]^2+[.$D$6]*[.C13]^3+[.$E$6]*[.C13]^4" office:value-type="float" office:value="0.997842075222802">
            <text:p>0.997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COS(RADIANS([.B14]))" office:value-type="float" office:value="0.90630778703665">
            <text:p>0.91</text:p>
          </table:table-cell>
          <table:table-cell table:formula="of:=[.$B$6]*[.C14]+[.$C$6]*[.C14]^2+[.$D$6]*[.C14]^3+[.$E$6]*[.C14]^4" office:value-type="float" office:value="0.996245447617256">
            <text:p>0.996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COS(RADIANS([.B15]))" office:value-type="float" office:value="0.866025403784439">
            <text:p>0.87</text:p>
          </table:table-cell>
          <table:table-cell table:formula="of:=[.$B$6]*[.C15]+[.$C$6]*[.C15]^2+[.$D$6]*[.C15]^3+[.$E$6]*[.C15]^4" office:value-type="float" office:value="0.993769130131354">
            <text:p>0.993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COS(RADIANS([.B16]))" office:value-type="float" office:value="0.819152044288992">
            <text:p>0.82</text:p>
          </table:table-cell>
          <table:table-cell table:formula="of:=[.$B$6]*[.C16]+[.$C$6]*[.C16]^2+[.$D$6]*[.C16]^3+[.$E$6]*[.C16]^4" office:value-type="float" office:value="0.989810577531713">
            <text:p>0.989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COS(RADIANS([.B17]))" office:value-type="float" office:value="0.766044443118978">
            <text:p>0.77</text:p>
          </table:table-cell>
          <table:table-cell table:formula="of:=[.$B$6]*[.C17]+[.$C$6]*[.C17]^2+[.$D$6]*[.C17]^3+[.$E$6]*[.C17]^4" office:value-type="float" office:value="0.983373904565171">
            <text:p>0.983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COS(RADIANS([.B18]))" office:value-type="float" office:value="0.707106781186548">
            <text:p>0.71</text:p>
          </table:table-cell>
          <table:table-cell table:formula="of:=[.$B$6]*[.C18]+[.$C$6]*[.C18]^2+[.$D$6]*[.C18]^3+[.$E$6]*[.C18]^4" office:value-type="float" office:value="0.972916738132176">
            <text:p>0.972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COS(RADIANS([.B19]))" office:value-type="float" office:value="0.642787609686539">
            <text:p>0.64</text:p>
          </table:table-cell>
          <table:table-cell table:formula="of:=[.$B$6]*[.C19]+[.$C$6]*[.C19]^2+[.$D$6]*[.C19]^3+[.$E$6]*[.C19]^4" office:value-type="float" office:value="0.956182036194129">
            <text:p>0.956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f:=COS(RADIANS([.B20]))" office:value-type="float" office:value="0.573576436351046">
            <text:p>0.57</text:p>
          </table:table-cell>
          <table:table-cell table:formula="of:=[.$B$6]*[.C20]+[.$C$6]*[.C20]^2+[.$D$6]*[.C20]^3+[.$E$6]*[.C20]^4" office:value-type="float" office:value="0.930031110381084">
            <text:p>0.93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f:=COS(RADIANS([.B21]))" office:value-type="float" office:value="0.5">
            <text:p>0.5</text:p>
          </table:table-cell>
          <table:table-cell table:formula="of:=[.$B$6]*[.C21]+[.$C$6]*[.C21]^2+[.$D$6]*[.C21]^3+[.$E$6]*[.C21]^4" office:value-type="float" office:value="0.8903">
            <text:p>0.890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">
            <text:p>65</text:p>
          </table:table-cell>
          <table:table-cell table:formula="of:=COS(RADIANS([.B22]))" office:value-type="float" office:value="0.422618261740699">
            <text:p>0.42</text:p>
          </table:table-cell>
          <table:table-cell table:formula="of:=[.$B$6]*[.C22]+[.$C$6]*[.C22]^2+[.$D$6]*[.C22]^3+[.$E$6]*[.C22]^4" office:value-type="float" office:value="0.831705665684864">
            <text:p>0.831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>
            <text:p>70</text:p>
          </table:table-cell>
          <table:table-cell table:formula="of:=COS(RADIANS([.B23]))" office:value-type="float" office:value="0.342020143325669">
            <text:p>0.34</text:p>
          </table:table-cell>
          <table:table-cell table:formula="of:=[.$B$6]*[.C23]+[.$C$6]*[.C23]^2+[.$D$6]*[.C23]^3+[.$E$6]*[.C23]^4" office:value-type="float" office:value="0.747830182502741">
            <text:p>0.747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f:=COS(RADIANS([.B24]))" office:value-type="float" office:value="0.258819045102521">
            <text:p>0.26</text:p>
          </table:table-cell>
          <table:table-cell table:formula="of:=[.$B$6]*[.C24]+[.$C$6]*[.C24]^2+[.$D$6]*[.C24]^3+[.$E$6]*[.C24]^4" office:value-type="float" office:value="0.631209431340506">
            <text:p>0.631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f:=COS(RADIANS([.B25]))" office:value-type="float" office:value="0.17364817766693">
            <text:p>0.17</text:p>
          </table:table-cell>
          <table:table-cell table:formula="of:=[.$B$6]*[.C25]+[.$C$6]*[.C25]^2+[.$D$6]*[.C25]^3+[.$E$6]*[.C25]^4" office:value-type="float" office:value="0.47354730059548">
            <text:p>0.473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">
            <text:p>85</text:p>
          </table:table-cell>
          <table:table-cell table:formula="of:=COS(RADIANS([.B26]))" office:value-type="float" office:value="0.0871557427476581">
            <text:p>0.09</text:p>
          </table:table-cell>
          <table:table-cell table:formula="of:=[.$B$6]*[.C26]+[.$C$6]*[.C26]^2+[.$D$6]*[.C26]^3+[.$E$6]*[.C26]^4" office:value-type="float" office:value="0.266067169005384">
            <text:p>0.266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>
            <text:p>90</text:p>
          </table:table-cell>
          <table:table-cell table:formula="of:=COS(RADIANS([.B27]))" office:value-type="float" office:value="6.12323399573677E-017">
            <text:p>0</text:p>
          </table:table-cell>
          <table:table-cell table:formula="of:=[.$B$6]*[.C27]+[.$C$6]*[.C27]^2+[.$D$6]*[.C27]^3+[.$E$6]*[.C27]^4" office:value-type="float" office:value="2.09212535932338E-016">
            <text:p>0.0000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">
      <number:number number:decimal-places="1" number:min-integer-digits="1"/>
    </number:number-style>
    <number:number-style style:name="N109">
      <number:number number:decimal-places="5" number:min-integer-digits="1"/>
    </number:number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8">2009/06/18</text:date>, <text:time>00:40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8T00:05:29.71</meta:creation-date>
    <dc:date>2009-06-18T00:40:38.14</dc:date>
    <meta:editing-duration>PT00H35M09S</meta:editing-duration>
    <meta:editing-cycles>2</meta:editing-cycles>
    <meta:generator>OpenOffice.org/3.1$Win32 OpenOffice.org_project/310m11$Build-9399</meta:generator>
    <meta:document-statistic meta:table-count="3" meta:cell-count="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auto-position="true" chart:auto-size="true" chart:treat-empty-cells="ignore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minimum="0" chart:maximum="90" chart:reverse-direction="false" text:line-break="false" chart:axis-position="0"/>
      <style:graphic-properties svg:stroke-color="#b3b3b3"/>
      <style:text-properties fo:font-size="12pt" style:font-family-asian="'IPA Pゴシック'" style:font-style-name-asian="標準" style:font-family-generic-asian="modern" style:font-size-asian="12pt" style:font-size-complex="8pt"/>
    </style:style>
    <style:style style:name="ch4" style:family="chart">
      <style:chart-properties chart:auto-position="true"/>
      <style:text-properties fo:font-size="12pt" style:font-family-asian="'IPA Pゴシック'" style:font-style-name-asian="標準" style:font-family-generic-asian="modern" style:font-size-asian="12pt" style:font-size-complex="9pt"/>
    </style:style>
    <style:style style:name="ch5" style:family="chart">
      <style:graphic-properties draw:stroke="dash" draw:stroke-dash="Ultrafine_20_Dashed" svg:stroke-color="#b3b3b3"/>
    </style:style>
    <style:style style:name="ch6" style:family="chart" style:data-style-name="N108">
      <style:chart-properties chart:display-label="true" chart:logarithmic="false" chart:minimum="0" chart:maximum="1.001" chart:interval-major="0.2" chart:reverse-direction="false" text:line-break="false" chart:link-data-style-to-source="false" chart:axis-position="0"/>
      <style:graphic-properties svg:stroke-color="#b3b3b3"/>
      <style:text-properties fo:font-size="12pt" style:font-family-asian="'IPA Pゴシック'" style:font-style-name-asian="標準" style:font-family-generic-asian="modern" style:font-size-asian="12pt" style:font-size-complex="8pt"/>
    </style:style>
    <style:style style:name="ch7" style:family="chart">
      <style:chart-properties chart:auto-position="true" style:rotation-angle="90"/>
      <style:text-properties fo:font-size="12pt" style:font-family-asian="'IPA Pゴシック'" style:font-style-name-asian="標準" style:font-family-generic-asian="modern" style:font-size-asian="12pt" style:font-size-complex="9pt"/>
    </style:style>
    <style:style style:name="ch8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width="0.05cm" svg:stroke-color="#000000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0.001cm" svg:height="8.001cm" chart:class="chart:scatter" chart:style-name="ch1">
        <chart:plot-area chart:style-name="ch2" table:cell-range-address="Sheet1.B8:Sheet1.B27 Sheet1.D8:Sheet1.D27" chart:data-source-has-labels="row" svg:x="0.199cm" svg:y="0.16cm" svg:width="9.602cm" svg:height="7.722cm">
          <chart:axis chart:dimension="x" chart:name="primary-x" chart:style-name="ch3">
            <chart:title svg:x="4.249cm" svg:y="7.364cm" chart:style-name="ch4">
              <text:p>入射角[度]</text:p>
            </chart:title>
            <chart:grid chart:style-name="ch5" chart:class="major"/>
          </chart:axis>
          <chart:axis chart:dimension="y" chart:name="primary-y" chart:style-name="ch6">
            <chart:title svg:x="0.201cm" svg:y="4.958cm" chart:style-name="ch7">
              <text:p>入射角特性[-]</text:p>
            </chart:title>
            <chart:grid chart:style-name="ch5" chart:class="major"/>
          </chart:axis>
          <chart:series chart:style-name="ch8" chart:values-cell-range-address="Sheet1.D9:Sheet1.D27" chart:label-cell-address="Sheet1.D8:Sheet1.D8" chart:class="chart:scatter">
            <chart:domain table:cell-range-address="Sheet1.B9:Sheet1.B27"/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 text:id="Sheet1.D8:Sheet1.D8">τd/τ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B9:Sheet1.B27">0</text:p>
              </table:table-cell>
              <table:table-cell office:value-type="float" office:value="1.0001">
                <text:p text:id="Sheet1.D9:Sheet1.D27">1.00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999971935216624">
                <text:p>0.9999719352166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999580609718683">
                <text:p>0.9995806097186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998896499603939">
                <text:p>0.9988964996039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997842075222802">
                <text:p>0.9978420752228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996245447617256">
                <text:p>0.996245447617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0.993769130131354">
                <text:p>0.9937691301313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0.989810577531713">
                <text:p>0.9898105775317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0.983373904565171">
                <text:p>0.9833739045651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0.972916738132176">
                <text:p>0.9729167381321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0.956182036194129">
                <text:p>0.9561820361941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0.930031110381084">
                <text:p>0.9300311103810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0.8903">
                <text:p>0.89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0.831705665684864">
                <text:p>0.8317056656848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0.747830182502741">
                <text:p>0.7478301825027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0.631209431340506">
                <text:p>0.6312094313405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47354730059548">
                <text:p>0.473547300595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0.266067169005384">
                <text:p>0.266067169005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.09212535932338E-016">
                <text:p>2.09212535932338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